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5cff" officeooo:paragraph-rsid="00195cff"/>
    </style:style>
    <style:style style:name="P2" style:family="paragraph" style:parent-style-name="Standard">
      <style:text-properties officeooo:paragraph-rsid="00264c4a"/>
    </style:style>
    <style:style style:name="P3" style:family="paragraph" style:parent-style-name="Standard">
      <style:text-properties officeooo:rsid="00283d3a" officeooo:paragraph-rsid="00283d3a"/>
    </style:style>
    <style:style style:name="P4"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officeooo:rsid="01038f15" officeooo:paragraph-rsid="00195cff" fo:background-color="transparent" style:font-size-asian="12pt" style:font-weight-asian="normal" style:font-name-complex="Times New Roman" style:font-size-complex="12pt" style:font-weight-complex="normal"/>
    </style:style>
    <style:style style:name="P5"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officeooo:rsid="001b8b37" officeooo:paragraph-rsid="001b8b37" fo:background-color="transparent" style:font-size-asian="12pt" style:font-weight-asian="normal" style:font-name-complex="Times New Roman" style:font-size-complex="12pt" style:font-weight-complex="normal"/>
    </style:style>
    <style:style style:name="P6"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officeooo:rsid="01aad0a5" officeooo:paragraph-rsid="00195cff" fo:background-color="#ffffff" style:font-size-asian="12pt" style:font-weight-asian="normal" style:font-name-complex="Times New Roman" style:font-size-complex="12pt" style:font-weight-complex="normal"/>
    </style:style>
    <style:style style:name="P7"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1132950" officeooo:paragraph-rsid="00195cff" fo:background-color="transparent" style:font-size-asian="12pt" style:font-name-complex="Times New Roman" style:font-size-complex="12pt"/>
    </style:style>
    <style:style style:name="P8"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1038f15" officeooo:paragraph-rsid="00195cff" fo:background-color="transparent" style:font-size-asian="12pt" style:font-name-complex="Times New Roman" style:font-size-complex="12pt"/>
    </style:style>
    <style:style style:name="P9"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1038f15" officeooo:paragraph-rsid="00212a84" fo:background-color="transparent" style:font-size-asian="12pt" style:font-name-complex="Times New Roman" style:font-size-complex="12pt"/>
    </style:style>
    <style:style style:name="P10"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1038f15" officeooo:paragraph-rsid="00264c4a" fo:background-color="transparent" style:font-size-asian="12pt" style:font-name-complex="Times New Roman" style:font-size-complex="12pt"/>
    </style:style>
    <style:style style:name="P1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116e325" officeooo:paragraph-rsid="00195cff" fo:background-color="transparent" style:font-size-asian="12pt" style:font-name-complex="Times New Roman" style:font-size-complex="12pt"/>
    </style:style>
    <style:style style:name="P1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212a84" officeooo:paragraph-rsid="00212a84" fo:background-color="transparent" style:font-size-asian="12pt" style:font-name-complex="Times New Roman" style:font-size-complex="12pt"/>
    </style:style>
    <style:style style:name="P1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1e3a7e" officeooo:paragraph-rsid="00212a84" fo:background-color="transparent" style:font-size-asian="12pt" style:font-name-complex="Times New Roman" style:font-size-complex="12pt"/>
    </style:style>
    <style:style style:name="P14" style:family="paragraph" style:parent-style-name="Standard">
      <style:text-properties style:font-name="Times New Roman" fo:font-size="12pt" officeooo:rsid="001e3a7e" officeooo:paragraph-rsid="00264c4a" fo:background-color="transparent" style:font-size-asian="12pt" style:font-name-complex="Times New Roman" style:font-size-complex="12pt"/>
    </style:style>
    <style:style style:name="P15" style:family="paragraph" style:parent-style-name="Standard">
      <style:text-properties style:font-name="Times New Roman" fo:font-size="12pt" officeooo:rsid="00212a84" officeooo:paragraph-rsid="00264c4a" fo:background-color="transparent" style:font-size-asian="12pt" style:font-name-complex="Times New Roman" style:font-size-complex="12pt"/>
    </style:style>
    <style:style style:name="P16"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officeooo:rsid="01579361" officeooo:paragraph-rsid="00195cff" fo:background-color="#ffffff" style:font-size-asian="12pt" style:font-weight-asian="normal" style:font-name-complex="Times New Roman" style:font-size-complex="12pt" style:font-weight-complex="normal"/>
    </style:style>
    <style:style style:name="P17"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officeooo:rsid="001b8b37" officeooo:paragraph-rsid="001b8b37" fo:background-color="#ffffff" style:font-size-asian="12pt" style:font-weight-asian="normal" style:font-name-complex="Times New Roman" style:font-size-complex="12pt" style:font-weight-complex="normal"/>
    </style:style>
    <style:style style:name="P18"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officeooo:rsid="002ec5a0" officeooo:paragraph-rsid="002ec5a0" fo:background-color="#ffffff" style:font-size-asian="12pt" style:font-weight-asian="normal" style:font-name-complex="Times New Roman" style:font-size-complex="12pt" style:font-weight-complex="normal"/>
    </style:style>
    <style:style style:name="T1" style:family="text">
      <style:text-properties fo:background-color="#ffffff" loext:char-shading-value="0"/>
    </style:style>
    <style:style style:name="T2" style:family="text">
      <style:text-properties officeooo:rsid="01579361" fo:background-color="#ffffff" loext:char-shading-value="0"/>
    </style:style>
    <style:style style:name="T3" style:family="text">
      <style:text-properties officeooo:rsid="01aad0a5" fo:background-color="#ffffff" loext:char-shading-value="0"/>
    </style:style>
    <style:style style:name="T4" style:family="text">
      <style:text-properties officeooo:rsid="0116a26b"/>
    </style:style>
    <style:style style:name="T5" style:family="text">
      <style:text-properties officeooo:rsid="01187aea"/>
    </style:style>
    <style:style style:name="T6" style:family="text">
      <style:text-properties fo:font-weight="bold" officeooo:rsid="01571f5c" style:font-weight-asian="bold" style:font-weight-complex="bold"/>
    </style:style>
    <style:style style:name="T7" style:family="text">
      <style:text-properties fo:font-weight="bold" officeooo:rsid="0116a26b" style:font-weight-asian="bold" style:font-weight-complex="bold"/>
    </style:style>
    <style:style style:name="T8" style:family="text">
      <style:text-properties fo:font-weight="bold" officeooo:rsid="001e3a7e" style:font-weight-asian="bold" style:font-weight-complex="bold"/>
    </style:style>
    <style:style style:name="T9" style:family="text">
      <style:text-properties fo:font-weight="bold" officeooo:rsid="01aad0a5" fo:background-color="#ffffff" loext:char-shading-value="0" style:font-weight-asian="bold" style:font-weight-complex="bold"/>
    </style:style>
    <style:style style:name="T10" style:family="text">
      <style:text-properties officeooo:rsid="01571f5c"/>
    </style:style>
    <style:style style:name="T11" style:family="text">
      <style:text-properties officeooo:rsid="01579361"/>
    </style:style>
    <style:style style:name="T12" style:family="text">
      <style:text-properties officeooo:rsid="001e3a7e"/>
    </style:style>
    <style:style style:name="T13" style:family="text">
      <style:text-properties style:font-name="Times New Roman" fo:font-size="12pt" officeooo:rsid="01038f15" fo:background-color="transparent" loext:char-shading-value="0" style:font-size-asian="12pt" style:font-name-complex="Times New Roman" style:font-size-complex="12pt"/>
    </style:style>
    <style:style style:name="T14" style:family="text">
      <style:text-properties style:font-name="Times New Roman" fo:font-size="12pt" officeooo:rsid="001e3a7e" fo:background-color="transparent" loext:char-shading-value="0" style:font-size-asian="12pt" style:font-name-complex="Times New Roman" style:font-size-complex="12pt"/>
    </style:style>
    <style:style style:name="T15" style:family="text">
      <style:text-properties style:font-name="Times New Roman" fo:font-size="12pt" officeooo:rsid="0020daef" fo:background-color="transparent" loext:char-shading-value="0" style:font-size-asian="12pt" style:font-name-complex="Times New Roman" style:font-size-complex="12pt"/>
    </style:style>
    <style:style style:name="T16" style:family="text">
      <style:text-properties style:font-name="Times New Roman" fo:font-size="12pt" officeooo:rsid="0022fbf2" fo:background-color="transparent" loext:char-shading-value="0" style:font-size-asian="12pt" style:font-name-complex="Times New Roman" style:font-size-complex="12pt"/>
    </style:style>
    <style:style style:name="T17" style:family="text">
      <style:text-properties style:font-name="Times New Roman" fo:font-size="12pt" officeooo:rsid="0024f360" fo:background-color="transparent" loext:char-shading-value="0" style:font-size-asian="12pt" style:font-name-complex="Times New Roman" style:font-size-complex="12pt"/>
    </style:style>
    <style:style style:name="T18" style:family="text">
      <style:text-properties style:font-name="Times New Roman" fo:font-size="12pt" officeooo:rsid="00212a84" fo:background-color="transparent" loext:char-shading-value="0" style:font-size-asian="12pt" style:font-name-complex="Times New Roman" style:font-size-complex="12pt"/>
    </style:style>
    <style:style style:name="T19" style:family="text">
      <style:text-properties style:font-name="Times New Roman" fo:font-size="12pt" officeooo:rsid="0027f869" fo:background-color="transparent" loext:char-shading-value="0" style:font-size-asian="12pt" style:font-name-complex="Times New Roman" style:font-size-complex="12pt"/>
    </style:style>
    <style:style style:name="T20" style:family="text">
      <style:text-properties style:font-name="Times New Roman" fo:font-size="12pt" officeooo:rsid="00264c4a" fo:background-color="transparent" loext:char-shading-value="0" style:font-size-asian="12pt" style:font-name-complex="Times New Roman" style:font-size-complex="12pt"/>
    </style:style>
    <style:style style:name="T21" style:family="text">
      <style:text-properties style:font-name="Times New Roman" fo:font-size="12pt" officeooo:rsid="002cc393" fo:background-color="transparent" loext:char-shading-value="0" style:font-size-asian="12pt" style:font-name-complex="Times New Roman" style:font-size-complex="12pt"/>
    </style:style>
    <style:style style:name="T22" style:family="text">
      <style:text-properties style:font-name="Times New Roman" fo:font-size="12pt" officeooo:rsid="002e4f94" fo:background-color="transparent" loext:char-shading-value="0" style:font-size-asian="12pt" style:font-name-complex="Times New Roman" style:font-size-complex="12pt"/>
    </style:style>
    <style:style style:name="T23" style:family="text">
      <style:text-properties style:font-name="Times New Roman" fo:font-size="12pt" fo:font-weight="bold" officeooo:rsid="001e3a7e" fo:background-color="transparent" loext:char-shading-value="0" style:font-size-asian="12pt" style:font-weight-asian="bold" style:font-name-complex="Times New Roman" style:font-size-complex="12pt" style:font-weight-complex="bold"/>
    </style:style>
    <style:style style:name="T24" style:family="text">
      <style:text-properties officeooo:rsid="00212a84"/>
    </style:style>
    <style:style style:name="T25" style:family="text">
      <style:text-properties officeooo:rsid="002b80bd"/>
    </style:style>
    <style:style style:name="T26" style:family="text">
      <style:text-properties officeooo:rsid="003084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edators were removed from the addition plots to account for the potential increase of predation in the networks. Previously we showed that predators influence herbivore biomass, but not abundance and have no effect on the herbivore community composition.</text:p>
      <text:p text:style-name="P1"/>
      <text:p text:style-name="P1">Results</text:p>
      <text:p text:style-name="P1"/>
      <text:p text:style-name="P7">My conclusions:</text:p>
      <text:p text:style-name="P8"><text:span text:style-name="T4">1. </text:span>There <text:span text:style-name="T4">is a</text:span> constant influx of herbivorous insects from the surrounding primary forest. <text:span text:style-name="T4">Initially herbivores populate plants based on simple mass action mechanism i.e. herbivores select their food plants based on their biomass (?) [</text:span><text:span text:style-name="T7">LRR analysis</text:span><text:span text:style-name="T4">]</text:span></text:p>
      <text:p text:style-name="P8"/>
      <text:p text:style-name="P9">- <text:span text:style-name="T12">how generalist herbivores are expected to modify the assembly process, how does it depend on the plant quality.</text:span></text:p>
      <text:p text:style-name="P9"/>
      <text:p text:style-name="P13">- how they affect the network structure, while it is difficult to focus on removal we made an addition.</text:p>
      <text:p text:style-name="P8">- <text:span text:style-name="T12">how generalists drive </text:span><text:span text:style-name="T8">plant community</text:span><text:span text:style-name="T12"> structure?</text:span></text:p>
      <text:p text:style-name="Standard"><text:span text:style-name="T13">- </text:span><text:span text:style-name="T14">how generalists drive </text:span><text:span text:style-name="T23">arthropod community</text:span><text:span text:style-name="T14"> structure, </text:span><text:span text:style-name="T15">generalists are more specialized in low-quality food conditions, and how does that increase the stability</text:span><text:span text:style-name="T14"> </text:span><text:reference-mark-start text:name="ZOTERO_ITEM CSL_CITATION {&quot;citationID&quot;:&quot;rMpLU2aq&quot;,&quot;properties&quot;:{&quot;formattedCitation&quot;:&quot;(Robinson and Strauss 2020)&quot;,&quot;plainCitation&quot;:&quot;(Robinson and Strauss 2020)&quot;,&quot;noteIndex&quot;:0},&quot;citationItems&quot;:[{&quot;id&quot;:2736,&quot;uris&quot;:[&quot;http://zotero.org/users/1954708/items/LTNYHFBG&quot;],&quot;uri&quot;:[&quot;http://zotero.org/users/1954708/items/LTNYHFBG&quot;],&quot;itemData&quot;:{&quot;id&quot;:2736,&quot;type&quot;:&quot;article-journal&quot;,&quot;abstract&quot;:&quot;Linking mechanistic processes to the stability of ecological networks is a key frontier in ecology. In trophic networks, “modules”—groups of species that interact more with each other than with other members of the community—confer stability, mitigating effects of species loss or perturbation. Modularity, in turn, is shaped by the interplay between species’ diet breadth traits and environmental influences, which together dictate interaction structure. Despite the importance of network modularity, variation in this emergent property is poorly understood in complex natural systems. Using two years of field data, we quantified interactions between a rich community of lepidopteran herbivores and their host plants across a mosaic of low-resource serpentine and high-resource nonserpentine soils. We used literature and our own observations to categorize herbivore species as generalists (feeding on more than one plant family) or specialists (feeding on one plant family). In both years, the plant-herbivore network was more modular on serpentine than on nonserpentine soils—despite large differences in herbivore assemblage size across years. This structural outcome was primarily driven by reduction in the breadth of host plant use by generalist species, rather than by changes in the composition of species with different fundamental diet breadths. Greater modularity—and thus greater stability—reflects environmental conditions and plastic responses by generalist herbivores to low host plant quality. By considering the dual roles of species traits and ecological processes, we provide a deeper mechanistic understanding of network modularity, and suggest a role for resource availability in shaping network persistence.&quot;,&quot;container-title&quot;:&quot;Proceedings of the National Academy of Sciences&quot;,&quot;DOI&quot;:&quot;10.1073/pnas.1820143117&quot;,&quot;ISSN&quot;:&quot;0027-8424, 1091-6490&quot;,&quot;issue&quot;:&quot;4&quot;,&quot;journalAbbreviation&quot;:&quot;PNAS&quot;,&quot;language&quot;:&quot;en&quot;,&quot;note&quot;:&quot;publisher: National Academy of Sciences\nsection: Biological Sciences\nPMID: 31932445&quot;,&quot;page&quot;:&quot;2043-2048&quot;,&quot;source&quot;:&quot;www.pnas.org&quot;,&quot;title&quot;:&quot;Generalists are more specialized in low-resource habitats, increasing stability of ecological network structure&quot;,&quot;volume&quot;:&quot;117&quot;,&quot;author&quot;:[{&quot;family&quot;:&quot;Robinson&quot;,&quot;given&quot;:&quot;Moria L.&quot;},{&quot;family&quot;:&quot;Strauss&quot;,&quot;given&quot;:&quot;Sharon Y.&quot;}],&quot;issued&quot;:{&quot;date-parts&quot;:[[&quot;2020&quot;,1,28]]}}}],&quot;schema&quot;:&quot;https://github.com/citation-style-language/schema/raw/master/csl-citation.json&quot;} RNDX2PRerrEDP"/><text:span text:style-name="T14">(Robinson and Strauss 2020)</text:span><text:reference-mark-end text:name="ZOTERO_ITEM CSL_CITATION {&quot;citationID&quot;:&quot;rMpLU2aq&quot;,&quot;properties&quot;:{&quot;formattedCitation&quot;:&quot;(Robinson and Strauss 2020)&quot;,&quot;plainCitation&quot;:&quot;(Robinson and Strauss 2020)&quot;,&quot;noteIndex&quot;:0},&quot;citationItems&quot;:[{&quot;id&quot;:2736,&quot;uris&quot;:[&quot;http://zotero.org/users/1954708/items/LTNYHFBG&quot;],&quot;uri&quot;:[&quot;http://zotero.org/users/1954708/items/LTNYHFBG&quot;],&quot;itemData&quot;:{&quot;id&quot;:2736,&quot;type&quot;:&quot;article-journal&quot;,&quot;abstract&quot;:&quot;Linking mechanistic processes to the stability of ecological networks is a key frontier in ecology. In trophic networks, “modules”—groups of species that interact more with each other than with other members of the community—confer stability, mitigating effects of species loss or perturbation. Modularity, in turn, is shaped by the interplay between species’ diet breadth traits and environmental influences, which together dictate interaction structure. Despite the importance of network modularity, variation in this emergent property is poorly understood in complex natural systems. Using two years of field data, we quantified interactions between a rich community of lepidopteran herbivores and their host plants across a mosaic of low-resource serpentine and high-resource nonserpentine soils. We used literature and our own observations to categorize herbivore species as generalists (feeding on more than one plant family) or specialists (feeding on one plant family). In both years, the plant-herbivore network was more modular on serpentine than on nonserpentine soils—despite large differences in herbivore assemblage size across years. This structural outcome was primarily driven by reduction in the breadth of host plant use by generalist species, rather than by changes in the composition of species with different fundamental diet breadths. Greater modularity—and thus greater stability—reflects environmental conditions and plastic responses by generalist herbivores to low host plant quality. By considering the dual roles of species traits and ecological processes, we provide a deeper mechanistic understanding of network modularity, and suggest a role for resource availability in shaping network persistence.&quot;,&quot;container-title&quot;:&quot;Proceedings of the National Academy of Sciences&quot;,&quot;DOI&quot;:&quot;10.1073/pnas.1820143117&quot;,&quot;ISSN&quot;:&quot;0027-8424, 1091-6490&quot;,&quot;issue&quot;:&quot;4&quot;,&quot;journalAbbreviation&quot;:&quot;PNAS&quot;,&quot;language&quot;:&quot;en&quot;,&quot;note&quot;:&quot;publisher: National Academy of Sciences\nsection: Biological Sciences\nPMID: 31932445&quot;,&quot;page&quot;:&quot;2043-2048&quot;,&quot;source&quot;:&quot;www.pnas.org&quot;,&quot;title&quot;:&quot;Generalists are more specialized in low-resource habitats, increasing stability of ecological network structure&quot;,&quot;volume&quot;:&quot;117&quot;,&quot;author&quot;:[{&quot;family&quot;:&quot;Robinson&quot;,&quot;given&quot;:&quot;Moria L.&quot;},{&quot;family&quot;:&quot;Strauss&quot;,&quot;given&quot;:&quot;Sharon Y.&quot;}],&quot;issued&quot;:{&quot;date-parts&quot;:[[&quot;2020&quot;,1,28]]}}}],&quot;schema&quot;:&quot;https://github.com/citation-style-language/schema/raw/master/csl-citation.json&quot;} RNDX2PRerrEDP"/><text:span text:style-name="T14">?</text:span> <text:span text:style-name="T25">Apparently more modular networks are more robust to extinctions. Low quality food causes a reduction in breadth of host use by herbivores, which increases modularity. How would increase in generalist:specialist herbivore ratio affect the community?</text:span></text:p>
      <text:p text:style-name="P14"/>
      <text:p text:style-name="Standard"><text:span text:style-name="T14">- </text:span><text:span text:style-name="T22">generalists induce different plant responses </text:span><text:reference-mark-start text:name="ZOTERO_ITEM CSL_CITATION {&quot;citationID&quot;:&quot;pdAFZUSI&quot;,&quot;properties&quot;:{&quot;formattedCitation&quot;:&quot;(Ali and Agrawal 2012, Volf et al. 2015)&quot;,&quot;plainCitation&quot;:&quot;(Ali and Agrawal 2012, Volf et al. 2015)&quot;,&quot;noteIndex&quot;:0},&quot;citationItems&quot;:[{&quot;id&quot;:2640,&quot;uris&quot;:[&quot;http://zotero.org/users/1954708/items/Q8T3KQR4&quot;],&quot;uri&quot;:[&quot;http://zotero.org/users/1954708/items/Q8T3KQR4&quot;],&quot;itemData&quot;:{&quot;id&quot;:2640,&quot;type&quot;:&quot;article-journal&quot;,&quot;container-title&quot;:&quot;Trends in Plant Science&quot;,&quot;DOI&quot;:&quot;10.1016/j.tplants.2012.02.006&quot;,&quot;ISSN&quot;:&quot;1360-1385&quot;,&quot;issue&quot;:&quot;5&quot;,&quot;journalAbbreviation&quot;:&quot;Trends in Plant Science&quot;,&quot;language&quot;:&quot;English&quot;,&quot;note&quot;:&quot;publisher: Elsevier\nPMID: 22425020&quot;,&quot;page&quot;:&quot;293-302&quot;,&quot;source&quot;:&quot;www.cell.com&quot;,&quot;title&quot;:&quot;Specialist versus generalist insect herbivores and plant defense&quot;,&quot;volume&quot;:&quot;17&quot;,&quot;author&quot;:[{&quot;family&quot;:&quot;Ali&quot;,&quot;given&quot;:&quot;Jared G.&quot;},{&quot;family&quot;:&quot;Agrawal&quot;,&quot;given&quot;:&quot;Anurag A.&quot;}],&quot;issued&quot;:{&quot;date-parts&quot;:[[&quot;2012&quot;,5,1]]}}},{&quot;id&quot;:2646,&quot;uris&quot;:[&quot;http://zotero.org/users/1954708/items/DXV84U3X&quot;],&quot;uri&quot;:[&quot;http://zotero.org/users/1954708/items/DXV84U3X&quot;],&quot;itemData&quot;:{&quot;id&quot;:2646,&quot;type&quot;:&quot;article-journal&quot;,&quot;abstract&quot;:&quot;Plant–insect food webs tend to be dominated by interactions resulting from diffuse co-evolution between plants and multiple lineages of herbivores rather than by reciprocal co-evolution and co-cladogenesis. Plants therefore require defence strategies effective against a broad range of herbivore species. In one extreme, plants could develop a single universal defence effective against all herbivorous insects, or tailor-made strategies for each herbivore species. The evolution and ecology of plant defence has to be studied with entire insect assemblages, rather than small subsets of pairwise interactions. The present study examines whether specialists and generalists in three coexisting insect lineages, forming the leaf-chewing guild, respond uniformly to plant phylogeny, secondary metabolites, nutrient content and mechanical antiherbivore defences of their hosts, thus permitting universal plant defence strategies against specialized and generalist folivorous insects from various taxa. The extensive data on folivorous assemblages comprising three insect orders and 193 species are linked with plant phylogeny, secondary chemistry (salicylates, flavonoids and tannins), leaf morphological traits [specific leaf area (SLA) and trichome coverage], nutrient (C : N) content and growth form of eight willow (Salix) and one aspen (Populus) species growing in sympatry. Generalists responded to overall host plant chemistry and trichomes, whilst specialists responded to host plant phylogeny and secondary metabolites that are unique to willows and that are capable of being utilized as an antipredator protection. We did not find any significant impact of other plant traits, that is SLA, C : N ratio, flavonoids, tannins and growth form, on the composition of leaf-chewing communities. Our results show that the response to plant traits is differential among specialists and generalists. This finding constrains the ability of plants to develop defensive traits universally effective against herbivores and may lead to diversification of plant defensive mechanisms into several complementary syndromes, required for effective protection against generalists and specialists from multiple insect taxa comprising most leaf-chewing assemblages. These results point to the necessity of broad studies of plant–herbivore interactions, across multiple insect taxa and guilds.&quot;,&quot;container-title&quot;:&quot;Journal of Animal Ecology&quot;,&quot;DOI&quot;:&quot;10.1111/1365-2656.12349&quot;,&quot;ISSN&quot;:&quot;1365-2656&quot;,&quot;issue&quot;:&quot;4&quot;,&quot;language&quot;:&quot;en&quot;,&quot;note&quot;:&quot;_eprint: https://besjournals.onlinelibrary.wiley.com/doi/pdf/10.1111/1365-2656.12349&quot;,&quot;page&quot;:&quot;1123-1132&quot;,&quot;source&quot;:&quot;Wiley Online Library&quot;,&quot;title&quot;:&quot;To each its own: differential response of specialist and generalist herbivores to plant defence in willows&quot;,&quot;title-short&quot;:&quot;To each its own&quot;,&quot;volume&quot;:&quot;84&quot;,&quot;author&quot;:[{&quot;family&quot;:&quot;Volf&quot;,&quot;given&quot;:&quot;Martin&quot;},{&quot;family&quot;:&quot;Hrcek&quot;,&quot;given&quot;:&quot;Jan&quot;},{&quot;family&quot;:&quot;Julkunen‐Tiitto&quot;,&quot;given&quot;:&quot;Riitta&quot;},{&quot;family&quot;:&quot;Novotny&quot;,&quot;given&quot;:&quot;Vojtech&quot;}],&quot;issued&quot;:{&quot;date-parts&quot;:[[&quot;2015&quot;]]}}}],&quot;schema&quot;:&quot;https://github.com/citation-style-language/schema/raw/master/csl-citation.json&quot;} RNDYbOTwmNKaD"/><text:span text:style-name="T22">(Ali and Agrawal 2012, Volf et al. 2015)</text:span><text:reference-mark-end text:name="ZOTERO_ITEM CSL_CITATION {&quot;citationID&quot;:&quot;pdAFZUSI&quot;,&quot;properties&quot;:{&quot;formattedCitation&quot;:&quot;(Ali and Agrawal 2012, Volf et al. 2015)&quot;,&quot;plainCitation&quot;:&quot;(Ali and Agrawal 2012, Volf et al. 2015)&quot;,&quot;noteIndex&quot;:0},&quot;citationItems&quot;:[{&quot;id&quot;:2640,&quot;uris&quot;:[&quot;http://zotero.org/users/1954708/items/Q8T3KQR4&quot;],&quot;uri&quot;:[&quot;http://zotero.org/users/1954708/items/Q8T3KQR4&quot;],&quot;itemData&quot;:{&quot;id&quot;:2640,&quot;type&quot;:&quot;article-journal&quot;,&quot;container-title&quot;:&quot;Trends in Plant Science&quot;,&quot;DOI&quot;:&quot;10.1016/j.tplants.2012.02.006&quot;,&quot;ISSN&quot;:&quot;1360-1385&quot;,&quot;issue&quot;:&quot;5&quot;,&quot;journalAbbreviation&quot;:&quot;Trends in Plant Science&quot;,&quot;language&quot;:&quot;English&quot;,&quot;note&quot;:&quot;publisher: Elsevier\nPMID: 22425020&quot;,&quot;page&quot;:&quot;293-302&quot;,&quot;source&quot;:&quot;www.cell.com&quot;,&quot;title&quot;:&quot;Specialist versus generalist insect herbivores and plant defense&quot;,&quot;volume&quot;:&quot;17&quot;,&quot;author&quot;:[{&quot;family&quot;:&quot;Ali&quot;,&quot;given&quot;:&quot;Jared G.&quot;},{&quot;family&quot;:&quot;Agrawal&quot;,&quot;given&quot;:&quot;Anurag A.&quot;}],&quot;issued&quot;:{&quot;date-parts&quot;:[[&quot;2012&quot;,5,1]]}}},{&quot;id&quot;:2646,&quot;uris&quot;:[&quot;http://zotero.org/users/1954708/items/DXV84U3X&quot;],&quot;uri&quot;:[&quot;http://zotero.org/users/1954708/items/DXV84U3X&quot;],&quot;itemData&quot;:{&quot;id&quot;:2646,&quot;type&quot;:&quot;article-journal&quot;,&quot;abstract&quot;:&quot;Plant–insect food webs tend to be dominated by interactions resulting from diffuse co-evolution between plants and multiple lineages of herbivores rather than by reciprocal co-evolution and co-cladogenesis. Plants therefore require defence strategies effective against a broad range of herbivore species. In one extreme, plants could develop a single universal defence effective against all herbivorous insects, or tailor-made strategies for each herbivore species. The evolution and ecology of plant defence has to be studied with entire insect assemblages, rather than small subsets of pairwise interactions. The present study examines whether specialists and generalists in three coexisting insect lineages, forming the leaf-chewing guild, respond uniformly to plant phylogeny, secondary metabolites, nutrient content and mechanical antiherbivore defences of their hosts, thus permitting universal plant defence strategies against specialized and generalist folivorous insects from various taxa. The extensive data on folivorous assemblages comprising three insect orders and 193 species are linked with plant phylogeny, secondary chemistry (salicylates, flavonoids and tannins), leaf morphological traits [specific leaf area (SLA) and trichome coverage], nutrient (C : N) content and growth form of eight willow (Salix) and one aspen (Populus) species growing in sympatry. Generalists responded to overall host plant chemistry and trichomes, whilst specialists responded to host plant phylogeny and secondary metabolites that are unique to willows and that are capable of being utilized as an antipredator protection. We did not find any significant impact of other plant traits, that is SLA, C : N ratio, flavonoids, tannins and growth form, on the composition of leaf-chewing communities. Our results show that the response to plant traits is differential among specialists and generalists. This finding constrains the ability of plants to develop defensive traits universally effective against herbivores and may lead to diversification of plant defensive mechanisms into several complementary syndromes, required for effective protection against generalists and specialists from multiple insect taxa comprising most leaf-chewing assemblages. These results point to the necessity of broad studies of plant–herbivore interactions, across multiple insect taxa and guilds.&quot;,&quot;container-title&quot;:&quot;Journal of Animal Ecology&quot;,&quot;DOI&quot;:&quot;10.1111/1365-2656.12349&quot;,&quot;ISSN&quot;:&quot;1365-2656&quot;,&quot;issue&quot;:&quot;4&quot;,&quot;language&quot;:&quot;en&quot;,&quot;note&quot;:&quot;_eprint: https://besjournals.onlinelibrary.wiley.com/doi/pdf/10.1111/1365-2656.12349&quot;,&quot;page&quot;:&quot;1123-1132&quot;,&quot;source&quot;:&quot;Wiley Online Library&quot;,&quot;title&quot;:&quot;To each its own: differential response of specialist and generalist herbivores to plant defence in willows&quot;,&quot;title-short&quot;:&quot;To each its own&quot;,&quot;volume&quot;:&quot;84&quot;,&quot;author&quot;:[{&quot;family&quot;:&quot;Volf&quot;,&quot;given&quot;:&quot;Martin&quot;},{&quot;family&quot;:&quot;Hrcek&quot;,&quot;given&quot;:&quot;Jan&quot;},{&quot;family&quot;:&quot;Julkunen‐Tiitto&quot;,&quot;given&quot;:&quot;Riitta&quot;},{&quot;family&quot;:&quot;Novotny&quot;,&quot;given&quot;:&quot;Vojtech&quot;}],&quot;issued&quot;:{&quot;date-parts&quot;:[[&quot;2015&quot;]]}}}],&quot;schema&quot;:&quot;https://github.com/citation-style-language/schema/raw/master/csl-citation.json&quot;} RNDYbOTwmNKaD"/><text:span text:style-name="T22">.</text:span></text:p>
      <text:p text:style-name="P14"/>
      <text:p text:style-name="P2"><text:span text:style-name="T14">- </text:span><text:span text:style-name="T16">Recently the consequences of generalization were </text:span><text:span text:style-name="T17">assessed</text:span><text:span text:style-name="T16"> for the </text:span><text:span text:style-name="T15">abundance of generalists vs specialists </text:span><text:reference-mark-start text:name="ZOTERO_ITEM CSL_CITATION {&quot;citationID&quot;:&quot;0fInvNtU&quot;,&quot;properties&quot;:{&quot;formattedCitation&quot;:&quot;(Sudta et al. 2020)&quot;,&quot;plainCitation&quot;:&quot;(Sudta et al. 2020)&quot;,&quot;noteIndex&quot;:0},&quot;citationItems&quot;:[{&quot;id&quot;:3206,&quot;uris&quot;:[&quot;http://zotero.org/users/1954708/items/AQLN4G7J&quot;],&quot;uri&quot;:[&quot;http://zotero.org/users/1954708/items/AQLN4G7J&quot;],&quot;itemData&quot;:{&quot;id&quot;:3206,&quot;type&quot;:&quot;article-journal&quot;,&quot;abstract&quot;:&quot;&lt;h3&gt;Abstract&lt;/h3&gt; &lt;p&gt;Some of the most common ecological interactions are between plants and herbivorous insects, and these relationships are central to the study of ecological specialization. We address established assumptions about the positive association between local abundance and dietary specialization using a 17-year dataset on the caterpillars of Ecuador. Our long-term data include standardized plot-based samples as well as general, regional collections, allowing for investigations across spatial scales and using different indices of abundance for 1917 morphospecies of Lepidoptera from 33 families. We find that specialists are locally more abundant than generalists, consistent with a key component of the “jack of all trades, master of none” hypothesis, which has otherwise received poor to mixed support from previous studies that have mostly involved fewer species and shorter time series. Generalists achieve greater prevalence across the landscape, and we find some evidence for geographic variation in the abundance-diet breadth relationship, in particular among elevational bands. Interspecific variation in abundance also had a negative relationship with diet breadth, with specialists having more variable abundances across species. The fact that more specialized species can be both rare and common highlights the ecological complexity of specialization.&lt;/p&gt;&quot;,&quot;container-title&quot;:&quot;bioRxiv&quot;,&quot;DOI&quot;:&quot;10.1101/2020.11.27.401778&quot;,&quot;language&quot;:&quot;en&quot;,&quot;note&quot;:&quot;publisher: Cold Spring Harbor Laboratory\nsection: New Results&quot;,&quot;page&quot;:&quot;2020.11.27.401778&quot;,&quot;source&quot;:&quot;www.biorxiv.org&quot;,&quot;title&quot;:&quot;Jack-of-all-trades paradigm meets long-term data: generalist herbivores are more widespread and locally less abundant&quot;,&quot;title-short&quot;:&quot;Jack-of-all-trades paradigm meets long-term data&quot;,&quot;author&quot;:[{&quot;family&quot;:&quot;Sudta&quot;,&quot;given&quot;:&quot;C.&quot;},{&quot;family&quot;:&quot;Salcido&quot;,&quot;given&quot;:&quot;D. M.&quot;},{&quot;family&quot;:&quot;Forister&quot;,&quot;given&quot;:&quot;M. L.&quot;},{&quot;family&quot;:&quot;Walla&quot;,&quot;given&quot;:&quot;T.&quot;},{&quot;family&quot;:&quot;Villamarín-Cortez&quot;,&quot;given&quot;:&quot;S.&quot;},{&quot;family&quot;:&quot;Dyer&quot;,&quot;given&quot;:&quot;L. A.&quot;}],&quot;issued&quot;:{&quot;date-parts&quot;:[[&quot;2020&quot;,11,27]]}}}],&quot;schema&quot;:&quot;https://github.com/citation-style-language/schema/raw/master/csl-citation.json&quot;} RNDWGwd1mwlto"/><text:span text:style-name="T15">(Sudta et al. 2020)</text:span><text:reference-mark-end text:name="ZOTERO_ITEM CSL_CITATION {&quot;citationID&quot;:&quot;0fInvNtU&quot;,&quot;properties&quot;:{&quot;formattedCitation&quot;:&quot;(Sudta et al. 2020)&quot;,&quot;plainCitation&quot;:&quot;(Sudta et al. 2020)&quot;,&quot;noteIndex&quot;:0},&quot;citationItems&quot;:[{&quot;id&quot;:3206,&quot;uris&quot;:[&quot;http://zotero.org/users/1954708/items/AQLN4G7J&quot;],&quot;uri&quot;:[&quot;http://zotero.org/users/1954708/items/AQLN4G7J&quot;],&quot;itemData&quot;:{&quot;id&quot;:3206,&quot;type&quot;:&quot;article-journal&quot;,&quot;abstract&quot;:&quot;&lt;h3&gt;Abstract&lt;/h3&gt; &lt;p&gt;Some of the most common ecological interactions are between plants and herbivorous insects, and these relationships are central to the study of ecological specialization. We address established assumptions about the positive association between local abundance and dietary specialization using a 17-year dataset on the caterpillars of Ecuador. Our long-term data include standardized plot-based samples as well as general, regional collections, allowing for investigations across spatial scales and using different indices of abundance for 1917 morphospecies of Lepidoptera from 33 families. We find that specialists are locally more abundant than generalists, consistent with a key component of the “jack of all trades, master of none” hypothesis, which has otherwise received poor to mixed support from previous studies that have mostly involved fewer species and shorter time series. Generalists achieve greater prevalence across the landscape, and we find some evidence for geographic variation in the abundance-diet breadth relationship, in particular among elevational bands. Interspecific variation in abundance also had a negative relationship with diet breadth, with specialists having more variable abundances across species. The fact that more specialized species can be both rare and common highlights the ecological complexity of specialization.&lt;/p&gt;&quot;,&quot;container-title&quot;:&quot;bioRxiv&quot;,&quot;DOI&quot;:&quot;10.1101/2020.11.27.401778&quot;,&quot;language&quot;:&quot;en&quot;,&quot;note&quot;:&quot;publisher: Cold Spring Harbor Laboratory\nsection: New Results&quot;,&quot;page&quot;:&quot;2020.11.27.401778&quot;,&quot;source&quot;:&quot;www.biorxiv.org&quot;,&quot;title&quot;:&quot;Jack-of-all-trades paradigm meets long-term data: generalist herbivores are more widespread and locally less abundant&quot;,&quot;title-short&quot;:&quot;Jack-of-all-trades paradigm meets long-term data&quot;,&quot;author&quot;:[{&quot;family&quot;:&quot;Sudta&quot;,&quot;given&quot;:&quot;C.&quot;},{&quot;family&quot;:&quot;Salcido&quot;,&quot;given&quot;:&quot;D. M.&quot;},{&quot;family&quot;:&quot;Forister&quot;,&quot;given&quot;:&quot;M. L.&quot;},{&quot;family&quot;:&quot;Walla&quot;,&quot;given&quot;:&quot;T.&quot;},{&quot;family&quot;:&quot;Villamarín-Cortez&quot;,&quot;given&quot;:&quot;S.&quot;},{&quot;family&quot;:&quot;Dyer&quot;,&quot;given&quot;:&quot;L. A.&quot;}],&quot;issued&quot;:{&quot;date-parts&quot;:[[&quot;2020&quot;,11,27]]}}}],&quot;schema&quot;:&quot;https://github.com/citation-style-language/schema/raw/master/csl-citation.json&quot;} RNDWGwd1mwlto"/><text:span text:style-name="T15">, </text:span><text:span text:style-name="T17">but other ecological consequences were not explored to date. </text:span><text:span text:style-name="T18">Reasons were explored, but not the consequences. </text:span><text:span text:style-name="T21">S</text:span><text:span text:style-name="T20">pecialists should be better competitors? </text:span></text:p>
      <text:p text:style-name="P15"/>
      <text:p text:style-name="P2"><text:span text:style-name="T18">- </text:span><text:span text:style-name="T19">While mutualistic networks had an attention of researchers, antagonistic </text:span><text:span text:style-name="T21">interactions</text:span><text:span text:style-name="T19"> were less studied for consequences of generalization. Prominent pattern of mutualistic networks is their nestedness. This might <text:s/>not be the case for antagonistic networks, since host plants will evolutionary try to avoid feeding and reduce their</text:span></text:p>
      <text:p text:style-name="P8"/>
      <text:p text:style-name="P8">- <text:span text:style-name="T24">what would be the point of studying AP as well.</text:span></text:p>
      <text:p text:style-name="P10"/>
      <text:p text:style-name="P10">- <text:span text:style-name="T24">all plots are protected from predators, addition plots are also the predator plots. This needs to be considered, i.e. changes caused by predators need to be incorporated in the discussion.</text:span></text:p>
      <text:p text:style-name="P8"/>
      <text:p text:style-name="P12">Assembly process and its modification by generalists</text:p>
      <text:p text:style-name="P8"/>
      <text:p text:style-name="P11">2. Herbivore community gets sorted afterwards, but not very strongly. Despite some signal for same species plants hosting more similar herbivore communities, this effect was only observed in lower addition treatment. It could have caused increased competition, that resulted in niche partitioning.</text:p>
      <text:p text:style-name="P8"/>
      <text:p text:style-name="P8"><text:span text:style-name="T5">3. It is hypothesized that b</text:span>ecause of stronger defenses of primary tropical forest species, herbivores are restricted more by their ability to digest and assimilate plant tissues, <text:span text:style-name="T6">relative</text:span><text:span text:style-name="T10"> control mechanism</text:span>.</text:p>
      <text:p text:style-name="P4"/>
      <text:p text:style-name="P4"><text:soft-page-break/><text:span text:style-name="T5">4. </text:span>In gaps plant identity doesn’t matter much, because of low variability in plant quality <text:span text:style-name="T11">(need to check that)</text:span>, and low fidelity of herbivores to these species. (i.e. they all can be easily consumed by any herbivore). [Why then herbivores are not thriving in gaps??? Maybe they are not as nutritious as they are thought?, <text:span text:style-name="T11">early successional plants also have exudates, so maybe they are not structurally protected but chemically still are able to reduce amount of tissue consumed by herbivores</text:span>]</text:p>
      <text:p text:style-name="P4"/>
      <text:p text:style-name="P4"><text:span text:style-name="T11">5. </text:span>Herbivory loads would be dependent on plant biomass, passive capturing of interactions based on plant “apparency”.</text:p>
      <text:p text:style-name="P16"/>
      <text:p text:style-name="P4"><text:span text:style-name="T2">6. </text:span><text:span text:style-name="T3">New thing here is </text:span><text:span text:style-name="T9">our test of community packing</text:span><text:span text:style-name="T3">. Herbivores seems to be limited by their own ability to consume food, or maybe by the availa</text:span><text:span text:style-name="T2">bility of</text:span><text:span text:style-name="T3"> young leaves, which might be only food for generalist. Plants might be then limited by their resources (is that true for early secondary vegetation? Probably resources are abundant).</text:span></text:p>
      <text:p text:style-name="P6"/>
      <text:p text:style-name="P5"><text:span text:style-name="T3">L</text:span><text:span text:style-name="T1">ist of graphs:<text:line-break/></text:span></text:p>
      <text:p text:style-name="P17">1. LRR graphs:</text:p>
      <text:p text:style-name="P17"/>
      <text:p text:style-name="P18">No competition and biomass relation suggest that herbivorous insects might be limited by their abilites to process food.<text:span text:style-name="T26">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9T14:39:14.218241255</meta:creation-date>
    <dc:date>2021-05-26T16:41:03.948467436</dc:date>
    <meta:editing-duration>PT21H57M22S</meta:editing-duration>
    <meta:editing-cycles>14</meta:editing-cycles>
    <meta:generator>LibreOffice/6.1.6.3$Linux_X86_64 LibreOffice_project/10$Build-3</meta:generator>
    <meta:document-statistic meta:table-count="0" meta:image-count="0" meta:object-count="0" meta:page-count="2" meta:paragraph-count="22" meta:word-count="584" meta:character-count="3824" meta:non-whitespace-character-count="3259"/>
    <meta:user-defined meta:name="ZOTERO_PREF_1">&lt;data data-version="3" zotero-version="5.0.96.2"&gt;&lt;session id="XMpTlvKK"/&gt;&lt;style id="http://www.zotero.org/styles/ecology" hasBibliography="1" bibliographyStyleHasBeenSet="0"/&gt;&lt;prefs&gt;&lt;pref name="fieldType" value="ReferenceMark"/&gt;&lt;pref name="automaticJourna</meta:user-defined>
    <meta:user-defined meta:name="ZOTERO_PREF_2">lAbbreviations" value="true"/&gt;&lt;/prefs&gt;&lt;/data&gt;</meta:user-defined>
  </office:meta>
</office:document-meta>
</file>